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style:font-name="Calibri1" style:font-name-asian="Calibri1" style:font-name-complex="Calibri1" fo:font-size="10pt" style:font-size-asian="10pt" style:font-size-complex="10pt"/>
    </style:style>
    <style:style style:name="ce6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8.25pt" style:use-optimal-row-height="true" fo:break-before="auto"/>
    </style:style>
    <style:style style:name="ro3" style:family="table-row">
      <style:table-row-properties style:row-height="25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Secretaría de Gestión y Desarrollo de Pueblos y Nacionalidade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6875in" svg:y="0.0729166666666667in" svg:width="1.47916666666667in" svg:height="0.8125in">
              <dc:creator>JP</dc:creator>
              <text:p><text:span text:style-name="T2">JP:</text:span><text:span text:style-name="T2"/></text:p>
              <text:p><text:span text:style-name="T3">Código de este Documento</text:span></text:p>
            </office:annotation>
            <text:p>Identificador</text:p>
          </table:table-cell>
          <table:table-cell office:value-type="string" table:style-name="ce3">
            <text:p>SGDPN 0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6875in" svg:y="0.260416666666667in" svg:width="1.47916666666667in" svg:height="0.8125in">
              <dc:creator>JP</dc:creator>
              <text:p><text:span text:style-name="T2">JP:</text:span><text:span text:style-name="T2"/></text:p>
              <text:p><text:span text:style-name="T3">Nombre del archivo de datos</text:span></text:p>
            </office:annotation>
            <text:p>Documento Referencia</text:p>
          </table:table-cell>
          <table:table-cell office:value-type="string" table:style-name="ce3">
            <text:p>SGDPN_Convenios_2023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6875in" svg:y="0.447916666666667in" svg:width="1.47916666666667in" svg:height="0.8125in">
              <dc:creator>JP</dc:creator>
              <text:p><text:span text:style-name="T2">JP:</text:span><text:span text:style-name="T2"/></text:p>
              <text:p><text:span text:style-name="T3">Nombre o título del Conjunto de Datos</text:span></text:p>
            </office:annotation>
            <text:p>Nombre</text:p>
          </table:table-cell>
          <table:table-cell office:value-type="string" table:style-name="ce3">
            <text:p>Matriz anual convenios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6875in" svg:y="0.65625in" svg:width="1.47916666666667in" svg:height="0.8125in">
              <dc:creator>JP</dc:creator>
              <text:p><text:span text:style-name="T2">JP:</text:span><text:span text:style-name="T2"/></text:p>
              <text:p><text:span text:style-name="T3">Descripción del Conjunto de Datos</text:span></text:p>
            </office:annotation>
            <text:p>Descripción</text:p>
          </table:table-cell>
          <table:table-cell office:value-type="string" table:style-name="ce3">
            <text:p>Contiene informacións de convenios académicos enmarcados para el desarrollo y transferencia de capital humano y tecnológico a las comunidades de pueblos y nacionalidad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Acción</text:p>
          </table:table-cell>
          <table:table-cell office:value-type="string" table:style-name="ce5">
            <text:p>Lista de los convenios realizados por la SGDP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Objetivo_del_convenio</text:p>
          </table:table-cell>
          <table:table-cell office:value-type="string" table:style-name="ce5">
            <text:p>Descripción de los objetivos por cada convenio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Institución</text:p>
          </table:table-cell>
          <table:table-cell office:value-type="string" table:style-name="ce5">
            <text:p>Descripción del nombre de las instituciones con las cuales se realizó los convenio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lazo_de_ejecución</text:p>
          </table:table-cell>
          <table:table-cell office:value-type="string" table:style-name="ce5">
            <text:p>Detalle del tiempo que se firmo el conveni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Total_beneficiario</text:p>
          </table:table-cell>
          <table:table-cell office:value-type="string" table:style-name="ce5">
            <text:p>Detalle<text:s/><text:span text:style-name="T1">del total de convenios</text:span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Beneficiario</text:p>
          </table:table-cell>
          <table:table-cell office:value-type="string" table:style-name="ce5">
            <text:p>Detalle de las personas beneficiado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_del_pueblo</text:p>
          </table:table-cell>
          <table:table-cell office:value-type="string" table:style-name="ce5">
            <text:p>Descripción de la información del puebl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Fecha de vigencia</text:p>
          </table:table-cell>
          <table:table-cell office:value-type="string" table:style-name="ce5">
            <text:p>Detalle de fecha del inicio y fi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6">
            <text:p>Hipervinculo de los convenios realizados</text:p>
          </table:table-cell>
          <table:table-cell table:number-columns-repeated="16382"/>
        </table:table-row>
        <table:table-row table:style-name="ro1">
          <table:table-cell table:number-columns-repeated="16384" table:style-name="ce1"/>
        </table:table-row>
        <table:table-row table:number-rows-repeated="1048560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currency-style style:name="N36P0" number:language="es" number:country="EC">
      <number:currency-symbol number:language="es" number:country="EC">$</number:currency-symbol>
      <number:number number:decimal-places="2" number:min-integer-digits="1" number:grouping="true"/>
    </number:currency-style>
    <number:currency-style style:name="N36" number:language="es" number:country="EC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Silvia Umajinga</dc:creator>
    <meta:creation-date>2020-12-02T16:57:00Z</meta:creation-date>
    <dc:date>2024-01-08T15:56:04Z</dc:date>
    <meta:editing-cycles>5</meta:editing-cycles>
    <meta:editing-duration>PT59784S</meta:editing-duration>
  </office:meta>
</office:document-meta>
</file>